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25-01-02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24-01-0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23-01-03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22-01-14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21-01-0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20-01-02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1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0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0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0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0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200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6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5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4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3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2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2-06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1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1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1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0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90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6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6-04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5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4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0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1100585701</text:p>
          </table:table-cell>
          <table:table-cell office:value-type="string" calcext:value-type="string">
            <text:p>1980-05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